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75BFAFB9BEA110A5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8724in" svg:y="7.1122in">
            <draw:object draw:notify-on-update-of-ranges="Sheet1.A1:Sheet1.A1 Sheet1.A2:Sheet1.A1000 Sheet1.B1:Sheet1.B1 Sheet1.B2:Sheet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5:21:16.776471663</meta:creation-date>
    <dc:date>2022-10-24T15:54:46.324874845</dc:date>
    <meta:editing-duration>PT19M29S</meta:editing-duration>
    <meta:editing-cycles>2</meta:editing-cycles>
    <meta:generator>LibreOffice/6.4.7.2$Linux_X86_64 LibreOffice_project/40$Build-2</meta:generator>
    <meta:document-statistic meta:table-count="1" meta:cell-count="1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75BFAFB9BEA110A5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draw:stroke-dash="Double_20_Dash_20_Dot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5cm" svg:y="4.203cm" style:legend-expansion="high" chart:style-name="ch2"/>
        <chart:plot-area chart:style-name="ch3" table:cell-range-address="Sheet1.A1:Sheet1.B1000" chart:data-source-has-labels="both" svg:x="0.32cm" svg:y="0.18cm" svg:width="14.425cm" svg:height="8.64cm">
          <chartooo:coordinate-region svg:x="0.802cm" svg:y="0.377cm" svg:width="13.464cm" svg:height="7.801cm"/>
          <chart:axis chart:dimension="x" chart:name="primary-x" chart:style-name="ch4" chartooo:axis-type="auto">
            <chart:categories table:cell-range-address="Sheet1.A2:Sheet1.A1000"/>
          </chart:axis>
          <chart:axis chart:dimension="y" chart:name="primary-y" chart:style-name="ch5"/>
          <chart:series chart:style-name="ch6" chart:values-cell-range-address="Sheet1.B2:Sheet1.B1000" chart:label-cell-address="Sheet1.B1:Sheet1.B1" chart:class="chart:scatter">
            <chart:domain table:cell-range-address="Sheet1.A2:Sheet1.A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00</svg:desc>
                </draw:g>
              </table:table-cell>
              <table:table-cell office:value-type="float" office:value="1">
                <text:p>1</text:p>
                <draw:g>
                  <svg:desc>Sheet1.B2:Sheet1.B10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</office:styles>
</office:document-styles>
</file>